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13mm"/>
    </style:style>
    <style:style style:name="co2" style:family="table-column">
      <style:table-column-properties fo:break-before="auto" style:column-width="55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a9b7c6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DejaVu Sans Mon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DejaVu Sans Mono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precision</text:p>
          </table:table-cell>
        </table:table-row>
        <table:table-row table:style-name="ro2">
          <table:table-cell office:value-type="string" calcext:value-type="string">
            <text:p>LSTM（with itself and a flatten)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899090938618863" calcext:value-type="float">
            <text:p>0.8990909386</text:p>
          </table:table-cell>
          <table:table-cell office:value-type="float" office:value="0.9016" calcext:value-type="float">
            <text:p>0.9016</text:p>
          </table:table-cell>
          <table:table-cell office:value-type="float" office:value="0.906488425734453" calcext:value-type="float">
            <text:p>0.9064884257</text:p>
          </table:table-cell>
        </table:table-row>
        <table:table-row table:style-name="ro3">
          <table:table-cell table:style-name="ce1" office:value-type="string" calcext:value-type="string">
            <text:p>SimpleRNN(with only itself ）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456839776711619" calcext:value-type="float">
            <text:p>0.456839776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486761156984287" calcext:value-type="float">
            <text:p>0.486761157</text:p>
          </table:table-cell>
        </table:table-row>
        <table:table-row table:style-name="ro4">
          <table:table-cell office:value-type="string" calcext:value-type="string">
            <text:p>SimpleRNN(with a Dense）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607950788357987" calcext:value-type="float">
            <text:p>0.6079507884</text:p>
          </table:table-cell>
          <table:table-cell office:value-type="float" office:value="0.6158" calcext:value-type="float">
            <text:p>0.6158</text:p>
          </table:table-cell>
          <table:table-cell office:value-type="float" office:value="0.627004915062812" calcext:value-type="float">
            <text:p>0.6270049151</text:p>
          </table:table-cell>
        </table:table-row>
        <table:table-row table:style-name="ro4">
          <table:table-cell office:value-type="string" calcext:value-type="string">
            <text:p>CNN（with only Conv1D）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3030792871051" calcext:value-type="float">
            <text:p>0.893030792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897924332106227" calcext:value-type="float">
            <text:p>0.8979243321</text:p>
          </table:table-cell>
        </table:table-row>
        <table:table-row table:style-name="ro1">
          <table:table-cell table:style-name="ce2" office:value-type="string" calcext:value-type="string">
            <text:p>CNNadd_convolution1DandMaxPolling1Ddoubled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08714193119703" calcext:value-type="float">
            <text:p>0.9087141931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912187193540087" calcext:value-type="float">
            <text:p>0.9121871935</text:p>
          </table:table-cell>
        </table:table-row>
        <table:table-row table:style-name="ro1">
          <table:table-cell table:style-name="ce2" office:value-type="string" calcext:value-type="string">
            <text:p>LSTMaddConvolution1DandMaxPooling1D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890570255487257" calcext:value-type="float">
            <text:p>0.890570255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02463295185187" calcext:value-type="float">
            <text:p>0.9024632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5">0000/00/00</text:date>, <text:time style:data-style-name="N2" text:time-value="18:34:41.69490821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05:57.183812524</meta:creation-date>
    <dc:date>2019-04-25T23:12:57.955333909</dc:date>
    <meta:editing-duration>PT6H43M49S</meta:editing-duration>
    <meta:editing-cycles>13</meta:editing-cycles>
    <meta:generator>LibreOffice/5.1.6.2$Linux_X86_64 LibreOffice_project/10m0$Build-2</meta:generator>
    <meta:document-statistic meta:table-count="1" meta:cell-count="34" meta:object-count="0"/>
  </office:meta>
</office:document-meta>
</file>